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f3459"/>
    </style:style>
    <style:style style:name="P2" style:family="paragraph" style:parent-style-name="Standard">
      <style:text-properties fo:font-weight="bold" officeooo:paragraph-rsid="00218307" style:font-weight-asian="bold" style:font-weight-complex="bold"/>
    </style:style>
    <style:style style:name="P3" style:family="paragraph" style:parent-style-name="Standard">
      <style:text-properties fo:font-weight="bold" officeooo:paragraph-rsid="0025f13e" style:font-weight-asian="bold" style:font-weight-complex="bold"/>
    </style:style>
    <style:style style:name="P4" style:family="paragraph" style:parent-style-name="Standard">
      <style:text-properties fo:font-weight="normal" officeooo:paragraph-rsid="0026f7e8" style:font-weight-asian="normal" style:font-weight-complex="normal"/>
    </style:style>
    <style:style style:name="P5" style:family="paragraph" style:parent-style-name="Standard">
      <style:text-properties fo:font-weight="normal" officeooo:paragraph-rsid="0027a315" style:font-weight-asian="normal" style:font-weight-complex="normal"/>
    </style:style>
    <style:style style:name="P6" style:family="paragraph" style:parent-style-name="Standard">
      <style:text-properties officeooo:paragraph-rsid="0025f13e"/>
    </style:style>
    <style:style style:name="P7" style:family="paragraph" style:parent-style-name="Standard">
      <style:text-properties style:font-name="DejaVu Sans" fo:font-weight="bold" officeooo:paragraph-rsid="001f3459" style:font-weight-asian="bold" style:font-weight-complex="bold"/>
    </style:style>
    <style:style style:name="P8" style:family="paragraph" style:parent-style-name="Standard">
      <style:text-properties style:font-name="DejaVu Sans" fo:font-weight="bold" officeooo:paragraph-rsid="00212bbf" style:font-weight-asian="bold" style:font-weight-complex="bold"/>
    </style:style>
    <style:style style:name="P9" style:family="paragraph" style:parent-style-name="Standard">
      <style:text-properties style:font-name="DejaVu Sans" fo:font-weight="bold" officeooo:paragraph-rsid="00218307" style:font-weight-asian="bold" style:font-weight-complex="bold"/>
    </style:style>
    <style:style style:name="P10" style:family="paragraph" style:parent-style-name="Standard">
      <style:text-properties style:font-name="DejaVu Sans" officeooo:paragraph-rsid="001f3459"/>
    </style:style>
    <style:style style:name="P11" style:family="paragraph" style:parent-style-name="Standard">
      <style:text-properties style:font-name="DejaVu Sans" officeooo:paragraph-rsid="00212bbf"/>
    </style:style>
    <style:style style:name="P12" style:family="paragraph" style:parent-style-name="Standard">
      <style:text-properties style:font-name="DejaVu Sans" officeooo:paragraph-rsid="00240bc9"/>
    </style:style>
    <style:style style:name="P13" style:family="paragraph" style:parent-style-name="Standard">
      <style:text-properties style:font-name="DejaVu Sans" fo:font-weight="normal" officeooo:paragraph-rsid="0025f13e" style:font-weight-asian="normal" style:font-weight-complex="normal"/>
    </style:style>
    <style:style style:name="P14" style:family="paragraph" style:parent-style-name="Standard">
      <style:text-properties style:font-name="DejaVu Sans" fo:font-weight="normal" officeooo:paragraph-rsid="0026f7e8" style:font-weight-asian="normal" style:font-weight-complex="normal"/>
    </style:style>
    <style:style style:name="T1" style:family="text">
      <style:text-properties officeooo:rsid="001f3459"/>
    </style:style>
    <style:style style:name="T2" style:family="text">
      <style:text-properties officeooo:rsid="00212bbf"/>
    </style:style>
    <style:style style:name="T3" style:family="text">
      <style:text-properties officeooo:rsid="00218307"/>
    </style:style>
    <style:style style:name="T4" style:family="text">
      <style:text-properties officeooo:rsid="0021f59a"/>
    </style:style>
    <style:style style:name="T5" style:family="text">
      <style:text-properties officeooo:rsid="00221c8e"/>
    </style:style>
    <style:style style:name="T6" style:family="text">
      <style:text-properties officeooo:rsid="00240bc9"/>
    </style:style>
    <style:style style:name="T7" style:family="text">
      <style:text-properties fo:font-style="italic" officeooo:rsid="00240bc9" style:font-style-asian="italic" style:font-style-complex="italic"/>
    </style:style>
    <style:style style:name="T8" style:family="text">
      <style:text-properties fo:font-style="italic" officeooo:rsid="0027a315" style:font-style-asian="italic" style:font-style-complex="italic"/>
    </style:style>
    <style:style style:name="T9" style:family="text">
      <style:text-properties officeooo:rsid="0025f13e"/>
    </style:style>
    <style:style style:name="T10" style:family="text">
      <style:text-properties style:font-name="DejaVu Sans" officeooo:rsid="001f3459"/>
    </style:style>
    <style:style style:name="T11" style:family="text">
      <style:text-properties style:font-name="DejaVu Sans" fo:font-weight="bold" officeooo:rsid="001f3459" style:font-weight-asian="bold" style:font-weight-complex="bold"/>
    </style:style>
    <style:style style:name="T12" style:family="text">
      <style:text-properties style:font-name="DejaVu Sans" fo:font-weight="normal" officeooo:rsid="0025f13e" style:font-weight-asian="normal" style:font-weight-complex="normal"/>
    </style:style>
    <style:style style:name="T13" style:family="text">
      <style:text-properties style:font-name="DejaVu Sans" fo:font-style="italic" officeooo:rsid="0025f13e" style:font-style-asian="italic" style:font-style-complex="italic"/>
    </style:style>
    <style:style style:name="T14" style:family="text">
      <style:text-properties style:font-name="DejaVu Sans" fo:font-style="italic" officeooo:rsid="0026f7e8" style:font-style-asian="italic" style:font-style-complex="italic"/>
    </style:style>
    <style:style style:name="T15" style:family="text">
      <style:text-properties style:font-name="DejaVu Sans" fo:font-style="italic" officeooo:rsid="0027a315" style:font-style-asian="italic" style:font-style-complex="italic"/>
    </style:style>
    <style:style style:name="T16" style:family="text">
      <style:text-properties style:font-name="DejaVu Sans" fo:font-style="italic" officeooo:rsid="0027d3fa" style:font-style-asian="italic" style:font-style-complex="italic"/>
    </style:style>
    <style:style style:name="T17" style:family="text">
      <style:text-properties style:font-name="DejaVu Sans" officeooo:rsid="0025f13e"/>
    </style:style>
    <style:style style:name="T18" style:family="text">
      <style:text-properties style:font-name="DejaVu Sans" fo:font-style="normal" officeooo:rsid="0026f7e8" style:font-style-asian="normal" style:font-style-complex="normal"/>
    </style:style>
    <style:style style:name="T19" style:family="text">
      <style:text-properties style:font-name="DejaVu Sans" fo:font-style="normal" officeooo:rsid="0027a315" style:font-style-asian="normal" style:font-style-complex="normal"/>
    </style:style>
    <style:style style:name="T20" style:family="text">
      <style:text-properties style:font-name="DejaVu Sans" fo:font-style="normal" officeooo:rsid="0027d3fa" style:font-style-asian="normal" style:font-style-complex="normal"/>
    </style:style>
    <style:style style:name="T21" style:family="text">
      <style:text-properties officeooo:rsid="0026f7e8"/>
    </style:style>
    <style:style style:name="T22" style:family="text">
      <style:text-properties officeooo:rsid="0027a3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.D.A.M.S</text:span></text:p>
      <text:p text:style-name="P10"><text:span text:style-name="T1"/></text:p>
      <text:p text:style-name="P10"><text:span text:style-name="T1"/></text:p>
      <text:p text:style-name="P8"><text:span text:style-name="T2">Installation</text:span></text:p>
      <text:p text:style-name="P11"><text:span text:style-name="T2"/></text:p>
      <text:p text:style-name="P1"><text:span text:style-name="T10">Pour être installer EDAMS nécessite l'installation des EFLs(</text:span><text:a xlink:type="simple" xlink:href="http://enlightenenment.org/"><text:span text:style-name="T10">http://enlightenenment.org</text:span></text:a><text:span text:style-name="T10">), consultez les sites suivants selon votre distribution :</text:span></text:p>
      <text:p text:style-name="P10"><text:span text:style-name="T1"/></text:p>
      <text:p text:style-name="P1"><text:span text:style-name="T11">Ubuntu</text:span><text:span text:style-name="T10">:</text:span><text:a xlink:type="simple" xlink:href="https://launchpad.net/~efl/+archive/trunk"><text:span text:style-name="T10">https://launchpad.net/~efl/+archive/trunk</text:span></text:a></text:p>
      <text:p text:style-name="P1"><text:span text:style-name="T11">ArchLinux</text:span><text:span text:style-name="T10">:</text:span><text:a xlink:type="simple" xlink:href="https://wiki.archlinux.org/index.php/E17"><text:span text:style-name="T10">https://wiki.archlinux.org/index.php/E17</text:span></text:a></text:p>
      <text:p text:style-name="P1"><text:span text:style-name="T11">RPM</text:span><text:span text:style-name="T10">:</text:span><text:a xlink:type="simple" xlink:href="http://download.opensuse.org/repositories/X11:/Enlightenment:/Nightly/"><text:span text:style-name="T10">http://download.opensuse.org/repositories/X11:/Enlightenment:/Nightly/</text:span></text:a></text:p>
      <text:p text:style-name="P1"><text:span text:style-name="T11">Gentoo</text:span><text:span text:style-name="T10">:</text:span><text:a xlink:type="simple" xlink:href="http://overlays.gentoo.org/dev/vapier/wiki/enlightenment"><text:span text:style-name="T10">http://overlays.gentoo.org/dev/vapier/wiki/enlightenment</text:span></text:a></text:p>
      <text:p text:style-name="P10"><text:span text:style-name="T1"/></text:p>
      <text:p text:style-name="P11"><text:span text:style-name="T2">Votre distribution contient souvent des outils centralisant l'installation de package, il vous suffira dans la plupart des cas de rechercher « E17 » et d'installer les paquetages trouvés. </text:span><text:span text:style-name="T4">N'oubliez pas d'installer tous les paquetages de développement</text:span><text:span text:style-name="T5">s</text:span><text:span text:style-name="T4"> liés à E17.</text:span></text:p>
      <text:p text:style-name="P11"><text:span text:style-name="T2"/></text:p>
      <text:p text:style-name="P12"><text:span text:style-name="T6">EDAMS n'étant pas distribué de façon binaire(exécutable), il vous faudra le compiler. Pour cela installer les outils de développements classiques que sont </text:span><text:span text:style-name="T7">make</text:span><text:span text:style-name="T6">, </text:span><text:span text:style-name="T7">gcc</text:span><text:span text:style-name="T6">, </text:span><text:span text:style-name="T7">autotools</text:span><text:span text:style-name="T6">...</text:span></text:p>
      <text:p text:style-name="P12"><text:span text:style-name="T6"/></text:p>
      <text:p text:style-name="P12"><text:span text:style-name="T6">Enfin, pour récupérer les sources, installer de même le logiciel </text:span><text:span text:style-name="T7">subversion</text:span><text:span text:style-name="T6"> ou </text:span><text:span text:style-name="T7">svn</text:span><text:span text:style-name="T6">.</text:span></text:p>
      <text:p text:style-name="P11"><text:span text:style-name="T2"/></text:p>
      <text:p text:style-name="P9"><text:span text:style-name="T3">Compilation et installation</text:span></text:p>
      <text:p text:style-name="P9"><text:span text:style-name="T3"/></text:p>
      <text:p text:style-name="P13"><text:span text:style-name="T9">La première étape nécessite la récupération des sources, ouvrez un terminal graphique(gnome terminal, xterm, kterm...) ou rester en mode console</text:span><text:span text:style-name="T22">(vous devrez dans ce cas, avant le lancement d'EDAMS, démarrez votre environnement graphique </text:span><text:span text:style-name="T8">XOrg</text:span><text:span text:style-name="T22">)</text:span><text:span text:style-name="T9">. Les commandes suivantes sont à taper sans le « $ » qui symbolise l'invite de votre shell de commande :</text:span></text:p>
      <text:p text:style-name="P13"><text:span text:style-name="T9"/></text:p>
      <text:p text:style-name="P6"><text:span text:style-name="T12">$</text:span><text:bookmark text:name="checkoutcmd"/><text:span text:style-name="Teletype"><text:span text:style-name="T13">svn checkout </text:span></text:span><text:span text:style-name="Teletype"><text:span text:style-name="Strong_20_Emphasis"><text:span text:style-name="Emphasis"><text:span text:style-name="T13">http</text:span></text:span></text:span></text:span><text:span text:style-name="Teletype"><text:span text:style-name="T13">://edams.googlecode.com/svn/trunk/ edams-read-only</text:span></text:span><text:span text:style-name="Teletype"><text:span text:style-name="T12"> </text:span></text:span></text:p>
      <text:p text:style-name="P13"><text:span text:style-name="T21"/></text:p>
      <text:p text:style-name="P14"><text:span text:style-name="T21">Le processus pour récupérer les sources devrait commencer, enfin après quelques minutes vous pourrez commencer le processus de compilation :</text:span></text:p>
      <text:p text:style-name="P14"><text:span text:style-name="T21"/></text:p>
      <text:p text:style-name="P4"><text:span text:style-name="Teletype"><text:span text:style-name="T13">$cd edams-read-o</text:span></text:span><text:span text:style-name="Teletype"><text:span text:style-name="T14">nly</text:span></text:span></text:p>
      <text:p text:style-name="P4"><text:span text:style-name="Teletype"><text:span text:style-name="T14">$sh autogen.sh</text:span></text:span></text:p>
      <text:p text:style-name="P4"><text:span text:style-name="Teletype"><text:span text:style-name="T14">$make</text:span></text:span></text:p>
      <text:p text:style-name="P4"><text:span text:style-name="Teletype"><text:span text:style-name="T14"/></text:span></text:p>
      <text:p text:style-name="P5"><text:span text:style-name="Teletype"><text:span text:style-name="T18">Après quelques minutes </text:span></text:span><text:span text:style-name="Teletype"><text:span text:style-name="T15">EDAMS</text:span></text:span><text:span text:style-name="Teletype"><text:span text:style-name="T19"> devrait être compilé et les fichiers binaires et de donnés prêt à être installés. </text:span></text:span><text:span text:style-name="Teletype"><text:span text:style-name="T18">Passez en mode </text:span></text:span><text:span text:style-name="Teletype"><text:span text:style-name="T15">super-utilisateur</text:span></text:span><text:span text:style-name="Teletype"><text:span text:style-name="T18">(</text:span></text:span><text:span text:style-name="Teletype"><text:span text:style-name="T14">root</text:span></text:span><text:span text:style-name="Teletype"><text:span text:style-name="T18">), </text:span></text:span><text:span text:style-name="Teletype"><text:span text:style-name="T19">avec la commande su, puis installer :</text:span></text:span></text:p>
      <text:p text:style-name="P4"><text:span text:style-name="Teletype"><text:span text:style-name="T18"/></text:span></text:p>
      <text:p text:style-name="P4"><text:span text:style-name="Teletype"><text:span text:style-name="T14">$su</text:span></text:span></text:p>
      <text:p text:style-name="P4"><text:span text:style-name="Teletype"><text:span text:style-name="T14">$make install</text:span></text:span></text:p>
      <text:p text:style-name="P4"><text:span text:style-name="Teletype"><text:span text:style-name="T14"/></text:span></text:p>
      <text:p text:style-name="P4"><text:span text:style-name="Teletype"><text:span text:style-name="T14">EDAMS </text:span></text:span><text:span text:style-name="Teletype"><text:span text:style-name="T15">est maintenant installé.vous retrouverez un entrée EDAMS dans le menu <text:s/>«</text:span></text:span><text:span text:style-name="Teletype"><text:span text:style-name="T19"> </text:span></text:span><text:span text:style-name="Teletype"><text:span text:style-name="T20">Multimédia </text:span></text:span><text:span text:style-name="Teletype"><text:span text:style-name="T16">»</text:span></text:span><text:span text:style-name="Teletype"><text:span text:style-name="T15"> de votre gestionnaire de fenêtre.</text:span></text:span></text:p>
      <text:p text:style-name="P4"><text:soft-page-break/><text:span text:style-name="Teletype"><text:span text:style-name="T17"><text:s/></text:span></text:span></text:p>
      <text:p text:style-name="P13"><text:span text:style-name="T21"/></text:p>
      <text:p text:style-name="P3"><text:span text:style-name="T9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3:14:33</meta:creation-date>
    <dc:date>2012-12-01T13:32:46</dc:date>
    <meta:editing-duration>PT14M52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2" meta:paragraph-count="22" meta:word-count="235" meta:character-count="1874" meta:non-whitespace-character-count="1657"/>
  </office:meta>
</office:document-meta>
</file>